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859cm" svg:height="11.811cm" svg:x="3.54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81cm" svg:x="5.826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81cm" svg:x="5.825cm" svg:y="10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81cm" svg:x="5.825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3.81cm" svg:x="5.825cm" svg:y="14.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3.81cm" svg:x="10.925cm" svg:y="14.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3.81cm" svg:x="10.925cm" svg:y="10.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9-16T17:13:57</meta:creation-date>
    <dc:date>2012-09-16T17:29:31</dc:date>
    <dc:creator>Bruno Turcksin</dc:creator>
    <meta:editing-duration>PT1M55S</meta:editing-duration>
    <meta:editing-cycles>2</meta:editing-cycles>
    <meta:generator>LibreOffice/3.5$Linux_X86_64 LibreOffice_project/350m1$Build-2</meta:generator>
    <meta:document-statistic meta:object-count="7"/>
  </office:meta>
</office:document-meta>
</file>